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ext_20_body" style:list-style-name="L1"/>
    <style:style style:name="P2" style:family="paragraph" style:parent-style-name="Standard">
      <style:text-properties fo:font-style="italic" style:font-style-asian="italic" style:font-style-complex="italic"/>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Domains</text:h>
      <text:p text:style-name="Text_20_body">Domains are the root objects of your app. They are isolated from each other, and run concurrently but not necessarily in parallel. Pantheon looks at your machine and decides how many threads to use, and domains can be made to run on the main thread.</text:p>
      <text:p text:style-name="Text_20_body">Let's take a look at how to declare a basic domain.</text:p>
      <text:p text:style-name="Text_20_body"/>
      <text:p text:style-name="Code">domain MyDomain:</text:p>
      <text:p text:style-name="Code"><text:tab/>pass # domain members</text:p>
      <text:p text:style-name="Standard"/>
      <text:p text:style-name="Standard">Really no different from a namespace. Syntactically, they are nothing more than containers. However, they have a big impact on the structure of your code. To gain some perspective, let's talk about messages.</text:p>
      <text:p text:style-name="Standard"/>
      <text:h text:style-name="Heading_20_1" text:outline-level="1">Messages</text:h>
      <text:p text:style-name="Text_20_body">Messages are analogous to methods in a traditional OOP setting. However, messages do not have an explicit receiver. They are propagated to all domains at the end of the current domain's tick.</text:p>
      <text:p text:style-name="Text_20_body">Familiar syntax for handling a message:</text:p>
      <text:p text:style-name="Text_20_body"/>
      <text:p text:style-name="Code">message MessageName(arg1 as ArgType1, arg2 as ArgType2):</text:p>
      <text:p text:style-name="Code"><text:tab/>pass # handle message</text:p>
      <text:p text:style-name="Standard"/>
      <text:p text:style-name="Standard">Messages have more advanced syntax available, however. Arguments can be placed at any point in the message prototype. So this is valid:</text:p>
      <text:p text:style-name="Standard"/>
      <text:p text:style-name="Code">message My(cat as Cat).Meows(meow as string):</text:p>
      <text:p text:style-name="Code"><text:tab/>print “${cat.Name} says ${meow}”</text:p>
      <text:p text:style-name="Standard"/>
      <text:p text:style-name="Standard">And so is this:</text:p>
      <text:p text:style-name="Standard"/>
      <text:p text:style-name="Code">message (self as Human).Eats.Food(nom as Nom):</text:p>
      <text:p text:style-name="Code"><text:tab/>print “NOM!”</text:p>
      <text:p text:style-name="Standard"/>
      <text:p text:style-name="Standard">Note that if there is no Human with the incoming ID, self will be null! I may well be hanged for creating a language where self can be null.</text:p>
      <text:p text:style-name="Standard"/>
      <text:p text:style-name="Standard">An interesting feature of message handling is that one can use them to pattern match against relationships between replicas.</text:p>
      <text:p text:style-name="Standard"/>
      <text:p text:style-name="Code">message My(cat as (me as Human).Cat).Meows(meow as string):</text:p>
      <text:p text:style-name="Code"><text:tab/>print "${me.Name} listens to ${cat.Name} say ${meow}"</text:p>
      <text:p text:style-name="Text_20_body"/>
      <text:p text:style-name="Text_20_body"><text:soft-page-break/>This is a side-effect of domains being exposed to the entire object hierarchy up-front. Note that this is still the same message; we're just extracting more information from it in our prototype. If there isn't a Human that owns this Cat, "me" will just be null.</text:p>
      <text:p text:style-name="Text_20_body"/>
      <text:p text:style-name="Text_20_body">Traits of messages:</text:p>
      <text:list xml:id="list1388414131" text:style-name="L1">
        <text:list-item>
          <text:p text:style-name="P1">Any argument to a message must be marshaled by ID or be serializable.</text:p>
        </text:list-item>
        <text:list-item>
          <text:p text:style-name="P1">Reference types are immediately serialized.</text:p>
        </text:list-item>
        <text:list-item>
          <text:p text:style-name="P1">Value types are serialized only when being sent across the wire.</text:p>
        </text:list-item>
        <text:list-item>
          <text:p text:style-name="P1">Messages can only be received by domains and replicas, but can be sent by anything.</text:p>
        </text:list-item>
        <text:list-item>
          <text:p text:style-name="P1">Messages can encode relationships between replicas.</text:p>
        </text:list-item>
      </text:list>
      <text:h text:style-name="Heading_20_1" text:outline-level="1">Replicas</text:h>
      <text:p text:style-name="Text_20_body">Replicas are conceptually similar to classes, but they are referred to by ID rather than by value or pointer/reference. The use of a replica is only valid inside a domain.</text:p>
      <text:p text:style-name="Text_20_body"/>
      <text:p text:style-name="Text_20_body">The definition of a replica looks like this:</text:p>
      <text:p text:style-name="Text_20_body"/>
      <text:p text:style-name="Code">replica Cat:</text:p>
      <text:p text:style-name="Code"><text:tab/>Name as string</text:p>
      <text:p text:style-name="Code"><text:tab/>Age as int</text:p>
      <text:p text:style-name="Standard"/>
      <text:p text:style-name="Standard">Domains must explicitly opt-in to knowing about replicas.</text:p>
      <text:p text:style-name="Standard"/>
      <text:p text:style-name="Code">domain MyDomain:</text:p>
      <text:p text:style-name="Code"><text:tab/>replica Cats as Cat* # create a replica database of that stores Cats</text:p>
      <text:p text:style-name="Code"><text:tab/>replica Me as Human # single-value storage for Humans</text:p>
      <text:p text:style-name="Standard"/>
      <text:p text:style-name="Standard">Using single-value storage does not bypass lookup, but simplifies it. If a Human is referred to that is not equivalent to Me, then it is ignored.</text:p>
      <text:p text:style-name="Standard"/>
      <text:p text:style-name="P2">Undetermined: It is currently assumed that only one database exists for each type, which is how we know where to look when resolving incoming replica IDs for handlers that only specify the type of the replica. The ideal syntax would be something like "cat as Cat from Cats", but this isn't possible with the current lexer. It should be possible when OMeta is merged in.</text:p>
      <text:p text:style-name="Standard"/>
      <text:h text:style-name="Heading_20_1" text:outline-level="1">Processing Domains</text:h>
      <text:p text:style-name="Text_20_body">Pantheon.Universe controls the lifecycle of the application. It ticks at regular intervals, which causes it to synchronize all domains (synchronization here meaning that it waits for the domain to stop processing messages) and ask each domain, in alphabetical order (for determinism), for all messages it sent during the last update.</text:p>
      <text:p text:style-name="Text_20_body"><text:soft-page-break/>Messages addressed to Pantheon are executed by Pantheon immediately, including the creation and destruction of domains. Note: During this process, no user-defined domain is executing any code. All other messages are stored in a temporary queue. Once all messages have been collected, domains continue execution and are fed the messages in a round-robin fashion.</text:p>
      <text:h text:style-name="Heading_20_1" text:outline-level="1">Marshaling by ID</text:h>
      <text:p text:style-name="Text_20_body">In traditional OOP settings, there are two ways to pass around objects: by value, or by pointer/reference. Pantheon adds a third way to refer to an object, which is by ID. The mechanism is actually more complex than just an ID, however.</text:p>
      <text:p text:style-name="Text_20_body">It also has to encode not only the true type of the replica, but all of its less derived types. Something might be a SuperFuzzyCat to one domain, but only an Animal to another. Assuming SuperFuzzyCat is an Animal according to the former, it ought to be interpreted as such by the latter despite its more specific type.</text:p>
      <text:h text:style-name="Heading_20_1" text:outline-level="1">Sending Messages</text:h>
      <text:p text:style-name="Text_20_body">Sending messages is fairly straightforward.</text:p>
      <text:p text:style-name="Text_20_body"/>
      <text:p text:style-name="Code">send My(cat).HasAHairbal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de" style:family="paragraph" style:class="text">
      <style:paragraph-properties fo:margin-left="1in" fo:margin-right="1in" fo:text-indent="0in" style:auto-text-indent="false" fo:background-color="#c0c0c0" fo:padding="0.0201in" fo:border="0.0008in solid #000000" style:shadow="none">
        <style:background-image/>
      </style:paragraph-properties>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ichael Harrington</meta:initial-creator>
    <meta:creation-date>2010-12-08T00:08:49</meta:creation-date>
    <dc:date>2010-12-10T07:32:40</dc:date>
    <dc:creator>Michael Harrington</dc:creator>
    <meta:editing-duration>PT01H13M16S</meta:editing-duration>
    <meta:editing-cycles>19</meta:editing-cycles>
    <meta:generator>OpenOffice.org/3.2$Unix OpenOffice.org_project/320m18$Build-9502</meta:generator>
    <meta:document-statistic meta:table-count="0" meta:image-count="0" meta:object-count="0" meta:page-count="3" meta:paragraph-count="49" meta:word-count="747" meta:character-count="4464"/>
  </office:meta>
</office:document-meta>
</file>